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erdana" svg:font-family="Verdana, Geneva, sans-serif"/>
    <style:font-face style:name="roboto" svg:font-family="roboto, sans-serif"/>
    <style:font-face style:name="Noto Sans Devanagari1" svg:font-family="'Noto Sans Devanagari'" style:font-family-generic="swiss"/>
    <style:font-face style:name="Cantarell" svg:font-family="Cantarell" style:font-pitch="variable"/>
    <style:font-face style:name="Cantarell Extra Bold" svg:font-family="'Cantarell Extra Bold'"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Medium" svg:font-family="'Noto Sans Medium'" style:font-family-generic="swiss" style:font-pitch="variable"/>
    <style:font-face style:name="Noto Sans Medium1" svg:font-family="'Noto Sans Medium'" style:font-adornments="Medium"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margin-top="0.0398in" fo:margin-bottom="0.0398in" style:contextual-spacing="false"/>
    </style:style>
    <style:style style:name="P2" style:family="paragraph" style:parent-style-name="Quotations">
      <style:paragraph-properties fo:margin-top="0.0791in" fo:margin-bottom="0.0791in" style:contextual-spacing="false"/>
      <style:text-properties style:font-name="Noto Sans Medium" fo:font-style="italic" style:font-style-asian="italic" style:font-style-complex="italic"/>
    </style:style>
    <style:style style:name="P3" style:family="paragraph" style:parent-style-name="Standard">
      <style:paragraph-properties fo:line-height="150%"/>
      <style:text-properties style:font-name="Cantarell" fo:font-size="10pt" style:font-size-asian="10pt" style:font-size-complex="10pt"/>
    </style:style>
    <style:style style:name="P4" style:family="paragraph" style:parent-style-name="Text_20_body">
      <style:paragraph-properties fo:margin-left="0in" fo:margin-right="0in" fo:margin-top="0.0398in" fo:margin-bottom="0.0398in" style:contextual-spacing="false" fo:line-height="150%" fo:orphans="2" fo:widows="2" fo:text-indent="0in" style:auto-text-indent="false" fo:padding="0in" fo:border="none"/>
      <style:text-properties fo:font-variant="normal" fo:text-transform="none" fo:color="#222222" loext:opacity="100%" style:font-name="Cantarell" fo:font-size="10pt" fo:letter-spacing="normal" fo:font-style="normal" fo:font-weight="normal" officeooo:paragraph-rsid="00158a28" style:font-size-asian="10pt" style:font-size-complex="10pt"/>
    </style:style>
    <style:style style:name="P5" style:family="paragraph" style:parent-style-name="Text_20_body">
      <style:paragraph-properties fo:margin-left="0in" fo:margin-right="0in" fo:margin-top="0.0398in" fo:margin-bottom="0.1126in" style:contextual-spacing="false" fo:line-height="150%" fo:orphans="2" fo:widows="2" fo:text-indent="0in" style:auto-text-indent="false" fo:padding="0in" fo:border="none"/>
      <style:text-properties fo:font-variant="normal" fo:text-transform="none" fo:color="#222222" loext:opacity="100%" style:font-name="Cantarell" fo:font-size="10pt" fo:letter-spacing="normal" fo:font-style="normal" fo:font-weight="normal" style:font-size-asian="10pt" style:font-size-complex="10pt"/>
    </style:style>
    <style:style style:name="P6" style:family="paragraph" style:parent-style-name="Text_20_body">
      <style:paragraph-properties fo:margin-top="0.0398in" fo:margin-bottom="0.0398in" style:contextual-spacing="false" fo:line-height="150%"/>
      <style:text-properties fo:font-variant="normal" fo:text-transform="none" fo:color="#222222" loext:opacity="100%" fo:letter-spacing="normal" officeooo:paragraph-rsid="00151009"/>
    </style:style>
    <style:style style:name="P7" style:family="paragraph" style:parent-style-name="Title">
      <style:text-properties fo:font-size="15pt" style:text-underline-style="solid" style:text-underline-width="auto" style:text-underline-color="font-color" style:font-size-asian="15pt" style:font-size-complex="15pt"/>
    </style:style>
    <style:style style:name="T1" style:family="text">
      <style:text-properties fo:font-variant="normal" fo:text-transform="none" fo:color="#111111" loext:opacity="100%" style:font-name="Noto Sans Medium1" fo:font-size="13pt" fo:letter-spacing="normal" fo:font-style="italic" fo:font-weight="normal" style:font-size-asian="13pt" style:font-style-asian="italic" style:font-weight-asian="normal" style:font-size-complex="13pt" style:font-style-complex="italic" style:font-weight-complex="normal"/>
    </style:style>
    <style:style style:name="T2" style:family="text">
      <style:text-properties fo:font-variant="normal" fo:text-transform="none" fo:color="#111111" loext:opacity="100%" style:font-name="Noto Sans Medium1" fo:font-size="13pt" fo:letter-spacing="normal" fo:font-style="italic" fo:font-weight="normal" style:font-size-asian="13pt" style:font-style-asian="italic" style:font-weight-asian="normal" style:font-size-complex="13pt" style:font-style-complex="italic" style:font-weight-complex="normal" loext:padding="0in" loext:border="none"/>
    </style:style>
    <style:style style:name="T3" style:family="text">
      <style:text-properties style:font-name="Cantarell" fo:font-size="10pt" fo:font-style="normal" fo:font-weight="normal"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uter a Blessing or a Curse</text:p>
      <text:p text:style-name="P6"><text:span text:style-name="T3">The computer is a remarkable invention of the modern age of science. It has broadened the mental horizon of man and revolutionized all the field of life. The impossible tasks are now possible due to the efficiency and perfection of computer technology. The world has become a global village and information has spread all over the world through internet.</text:span></text:p>
      <text:p text:style-name="P2">“I do not fear computers. I fear lack of them.” — Isaac Asimov</text:p>
      <text:p text:style-name="P4">A computer is an electronic device capable of performing a series of arithmetic or logical operation according to instructions. The word computer has been derived from the word “compute” which means “to count”. A computer is composed of “ hardware” and software”.Hardware means the physical parts of computer and software means the computer programmes that control the functioning of the hardware and directs its operation.</text:p>
      <text:p text:style-name="P4">Computers were not invented over-night. It was an evolutionary process of centuries. In the beginning, computers were large in size. They were slow and their price was very high. With the passage of time, a great development has been done in the field of computer. Now, computers are smart, fast and cheap.</text:p>
      <text:p text:style-name="P1"><text:span text:style-name="T1">“The computer was born to solve problems that did not exist before.”</text:span><text:span text:style-name="Emphasis"><text:span text:style-name="T2">— Bill Gates</text:span></text:span></text:p>
      <text:p text:style-name="P5">Computers are being used for the exploration and extraction of all the possible benefits in the fields of medicine, education, business, banking, construction, communication, entertainment, research-work and science. New heights of delights are being felt and found in the exploration of new knowledge in every field of life. A computer has become a multipurpose device. It is playing a dominant role in our lives. Most of the things are being controlled and operated by computer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erdana" svg:font-family="Verdana, Geneva, sans-serif"/>
    <style:font-face style:name="roboto" svg:font-family="roboto, sans-serif"/>
    <style:font-face style:name="Noto Sans Devanagari1" svg:font-family="'Noto Sans Devanagari'" style:font-family-generic="swiss"/>
    <style:font-face style:name="Cantarell" svg:font-family="Cantarell" style:font-pitch="variable"/>
    <style:font-face style:name="Cantarell Extra Bold" svg:font-family="'Cantarell Extra Bold'"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Medium" svg:font-family="'Noto Sans Medium'" style:font-family-generic="swiss" style:font-pitch="variable"/>
    <style:font-face style:name="Noto Sans Medium1" svg:font-family="'Noto Sans Medium'" style:font-adornments="Medium"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1T23:59:32.707596848</meta:creation-date>
    <dc:date>2021-02-02T00:12:24.534083804</dc:date>
    <meta:editing-duration>PT12M52S</meta:editing-duration>
    <meta:editing-cycles>3</meta:editing-cycles>
    <meta:generator>LibreOffice/7.0.4.2$Linux_X86_64 LibreOffice_project/00$Build-2</meta:generator>
    <meta:document-statistic meta:table-count="0" meta:image-count="0" meta:object-count="0" meta:page-count="1" meta:paragraph-count="7" meta:word-count="283" meta:character-count="1736" meta:non-whitespace-character-count="1459"/>
  </office:meta>
</office:document-meta>
</file>